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Heading_20_1">
      <style:text-properties officeooo:rsid="00208ea8" officeooo:paragraph-rsid="00208ea8"/>
    </style:style>
    <style:style style:name="P2" style:family="paragraph" style:parent-style-name="Text_20_body">
      <style:text-properties officeooo:rsid="00208ea8" officeooo:paragraph-rsid="00208ea8"/>
    </style:style>
    <style:style style:name="P3" style:family="paragraph" style:parent-style-name="Standard">
      <style:text-properties officeooo:rsid="00208ea8" officeooo:paragraph-rsid="00208ea8"/>
    </style:style>
    <style:style style:name="P4" style:family="paragraph" style:parent-style-name="Standard">
      <style:text-properties officeooo:rsid="00211111" officeooo:paragraph-rsid="00211111"/>
    </style:style>
    <style:style style:name="P5" style:family="paragraph" style:parent-style-name="Standard">
      <style:text-properties officeooo:rsid="002470f8" officeooo:paragraph-rsid="002470f8"/>
    </style:style>
    <style:style style:name="P6" style:family="paragraph" style:parent-style-name="Standard">
      <style:text-properties officeooo:rsid="002470f8" officeooo:paragraph-rsid="0037071c"/>
    </style:style>
    <style:style style:name="P7" style:family="paragraph" style:parent-style-name="Standard">
      <style:text-properties officeooo:rsid="0029b8ed" officeooo:paragraph-rsid="0032607d"/>
    </style:style>
    <style:style style:name="P8" style:family="paragraph" style:parent-style-name="Standard">
      <style:text-properties officeooo:rsid="002e4ae6" officeooo:paragraph-rsid="00302aa4"/>
    </style:style>
    <style:style style:name="P9" style:family="paragraph" style:parent-style-name="Standard">
      <style:text-properties officeooo:rsid="0033292d" officeooo:paragraph-rsid="0036fc07"/>
    </style:style>
    <style:style style:name="P10" style:family="paragraph" style:parent-style-name="Standard">
      <style:text-properties officeooo:rsid="0033292d" officeooo:paragraph-rsid="0033292d"/>
    </style:style>
    <style:style style:name="P11" style:family="paragraph" style:parent-style-name="Standard">
      <style:text-properties officeooo:rsid="00344580" officeooo:paragraph-rsid="00344580"/>
    </style:style>
    <style:style style:name="P12" style:family="paragraph" style:parent-style-name="Standard">
      <style:paragraph-properties fo:break-before="page"/>
      <style:text-properties officeooo:rsid="00211111" officeooo:paragraph-rsid="00211111"/>
    </style:style>
    <style:style style:name="P13" style:family="paragraph" style:parent-style-name="Standard">
      <style:text-properties officeooo:rsid="0022a6d2" officeooo:paragraph-rsid="0022a6d2"/>
    </style:style>
    <style:style style:name="P14" style:family="paragraph" style:parent-style-name="Standard">
      <style:paragraph-properties fo:break-before="page"/>
      <style:text-properties officeooo:rsid="00208ea8" officeooo:paragraph-rsid="00208ea8"/>
    </style:style>
    <style:style style:name="P15" style:family="paragraph" style:parent-style-name="Standard">
      <style:text-properties officeooo:rsid="001de946" officeooo:paragraph-rsid="001de946"/>
    </style:style>
    <style:style style:name="P16" style:family="paragraph" style:parent-style-name="Standard">
      <style:text-properties officeooo:rsid="001ebae8" officeooo:paragraph-rsid="001ebae8"/>
    </style:style>
    <style:style style:name="T1" style:family="text">
      <style:text-properties officeooo:rsid="00208ea8"/>
    </style:style>
    <style:style style:name="T2" style:family="text">
      <style:text-properties officeooo:rsid="0033292d"/>
    </style:style>
    <style:style style:name="T3" style:family="text">
      <style:text-properties officeooo:rsid="00314778"/>
    </style:style>
    <style:style style:name="T4" style:family="text">
      <style:text-properties officeooo:rsid="0036580d"/>
    </style:style>
    <style:style style:name="T5" style:family="text">
      <style:text-properties officeooo:rsid="002470f8"/>
    </style:style>
    <style:style style:name="T6" style:family="text">
      <style:text-properties officeooo:rsid="00302a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mpt</text:h>
      <text:p text:style-name="Quotations">… <text:span text:style-name="T1">[D]</text:span>evelop a web or mobile solution that helps people to easily shop for Toyota’s vehicles by searching, comparing, and finding their dream cars based on several personal preferences including costs to finance and/or lease a vehicle.</text:p>
      <text:h text:style-name="P1" text:outline-level="1">Big Idea</text:h>
      <text:p text:style-name="P2">Toyota, Honda and Subaru are the most reliable and safest vehicle brands, but this isn’t always clear to consumers. Consumers go onto the Toyota website and they see the MSRP, renders of the car, and abstract information like “horsepower” and “displacement” but these don’t translate into a compelling reason to pay more for a Toyota vehicle. Things like reliability, crash safety, longevity and resale value would be very important if they could be expressed to the consumer in concrete terms.</text:p>
      <text:p text:style-name="P3">Our website will compile high-quality data from a variety of sources about a variety of makes, models, years and trims. Then, depending on what car brand we are trying to sell, we will use a Large Language Model to construct a persuasive argument in favor of our product over competitor’s products of the same type, stressing the products advantages and downplaying its shortcomings.</text:p>
      <text:p text:style-name="P3"/>
      <text:p text:style-name="P4">Important API Endpoints:</text:p>
      <text:p text:style-name="P5"><text:s/>NHTSA <text:span text:style-name="T2">(crash safety)</text:span></text:p>
      <text:p text:style-name="P6">✅ Fuel Economy .gov <text:span text:style-name="T3">(also used for finding comparable vehicles (size class))</text:span></text:p>
      <text:p text:style-name="P7"><text:s/><text:span text:style-name="T2">Insuranc</text:span><text:span text:style-name="T4">e</text:span><text:span text:style-name="T2"> costs </text:span>www.iihs.org/research-areas/auto-insurance/insurance-losses-by-make-and-model</text:p>
      <text:p text:style-name="P8"><text:span text:style-name="T5">✅ </text:span>Price scraping from <text:span text:style-name="T6">car and driver (using the internet archive as a proxy)</text:span></text:p>
      <text:p text:style-name="P9"><text:span text:style-name="T5">✅ </text:span><text:a xlink:type="simple" xlink:href="https://www.iihs.org/ratings/driver-death-rates-by-make-and-model?utm_source=chatgpt.com" text:style-name="Internet_20_link" text:visited-style-name="Visited_20_Internet_20_Link">Driver death rate</text:a></text:p>
      <text:p text:style-name="P10"/>
      <text:p text:style-name="P11">You can only see Toyota cars for the current year. You pick a model and the site selects some of the competitor’s cars for comparison. ChatGPT reads the stats and puts together a convincing argument as to why you should buy the Toyota.</text:p>
      <text:p text:style-name="P12"/>
      <text:p text:style-name="P12"/>
      <text:p text:style-name="P13">ryan:hackutd</text:p>
      <text:p text:style-name="P13">root:HackUTD2025</text:p>
      <text:p text:style-name="P14"/>
      <text:p text:style-name="P3"/>
      <text:p text:style-name="P3"/>
      <text:p text:style-name="P3"/>
      <text:p text:style-name="P3"/>
      <text:p text:style-name="P3"/>
      <text:p text:style-name="P3">asdsd</text:p>
      <text:p text:style-name="P15">Ask chatGPT to generate a fake API to substitute for the insurance API</text:p>
      <text:p text:style-name="P15"/>
      <text:p text:style-name="P15">Injury and mortality rate per 100,000 miles</text:p>
      <text:p text:style-name="P15">Crash safety data NHTSI</text:p>
      <text:p text:style-name="P15">insurance rate distribution</text:p>
      <text:p text:style-name="P15">Total cost of ownership</text:p>
      <text:p text:style-name="P15">Miles per Gallon</text:p>
      <text:p text:style-name="P15">Number of passengers</text:p>
      <text:p text:style-name="P15">KBB depreciation rates</text:p>
      <text:p text:style-name="P15">Theft rates</text:p>
      <text:p text:style-name="P16">Warranty denial rate</text:p>
      <text:p text:style-name="P16">Engine HP</text:p>
      <text:p text:style-name="P15"/>
      <text:p text:style-name="P15">Sentiment analysis on trusted car review sites:</text:p>
      <text:p text:style-name="P15"><text:tab/>car and driv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8T13:32:27.263423921</meta:creation-date>
    <dc:date>2025-11-09T01:25:11.782442918</dc:date>
    <meta:editing-duration>PT8H23M23S</meta:editing-duration>
    <meta:editing-cycles>10</meta:editing-cycles>
    <meta:generator>LibreOffice/25.8.1.1$Linux_X86_64 LibreOffice_project/580$Build-1</meta:generator>
    <meta:document-statistic meta:table-count="0" meta:image-count="0" meta:object-count="0" meta:page-count="4" meta:paragraph-count="28" meta:word-count="325" meta:character-count="2049" meta:non-whitespace-character-count="1749"/>
  </office:meta>
</office:document-meta>
</file>